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1.565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3.769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0.8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57cm" fo:min-width="1.088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89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5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6" style:family="paragraph">
      <style:paragraph-properties fo:margin-left="0cm" fo:margin-right="0cm" fo:margin-top="0cm" fo:margin-bottom="0.353cm" fo:line-height="115%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7" style:family="paragraph">
      <loext:graphic-properties draw:fill-color="#ffffff" draw:opacity="0%"/>
      <style:paragraph-properties fo:text-align="center"/>
      <style:text-properties fo:font-size="10.8000001907349pt"/>
    </style:style>
    <style:style style:name="P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2.099cm" svg:height="1.143cm" svg:x="4.189cm" svg:y="6.207cm">
            <text:p text:style-name="P1"><text:span text:style-name="T1">Spac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3" draw:id="id3" draw:layer="layout" svg:width="2.099cm" svg:height="1.143cm" svg:x="4.174cm" svg:y="1.762cm">
            <text:p text:style-name="P1"><text:span text:style-name="T1">Pump/Tan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2" draw:id="id2" draw:layer="layout" svg:width="2.081cm" svg:height="1.143cm" svg:x="4.192cm" svg:y="3.921cm">
            <text:p text:style-name="P1"><text:span text:style-name="T1">Long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5.239cm" svg:y1="6.207cm" svg:x2="5.234cm" svg:y2="5.064cm" draw:start-shape="id1" draw:start-glue-point="0" draw:end-shape="id2" draw:end-glue-point="8" svg:d="M5239 6207l-5-1143" svg:viewBox="0 0 6 1144">
            <text:p/>
          </draw:connector>
          <draw:connector draw:style-name="gr4" draw:text-style-name="P3" draw:layer="layout" draw:type="line" svg:x1="5.234cm" svg:y1="3.921cm" svg:x2="5.224cm" svg:y2="2.905cm" draw:start-shape="id2" draw:start-glue-point="4" draw:end-shape="id3" draw:end-glue-point="2" svg:d="M5234 3921l-10-1016" svg:viewBox="0 0 11 1017">
            <text:p/>
          </draw:connector>
          <draw:custom-shape draw:style-name="gr5" draw:text-style-name="P2" xml:id="id7" draw:id="id7" draw:layer="layout" svg:width="2.181cm" svg:height="1.143cm" svg:x="8.746cm" svg:y="6.461cm">
            <text:p text:style-name="P1"><text:span text:style-name="T1">Memb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" draw:id="id6" draw:layer="layout" svg:width="2.099cm" svg:height="1.143cm" svg:x="8.828cm" svg:y="4.745cm">
            <text:p text:style-name="P1"><text:span text:style-name="T1">Syste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2" xml:id="id4" draw:id="id4" draw:layer="layout" svg:width="2.181cm" svg:height="1.143cm" svg:x="8.795cm" svg:y="3.012cm">
            <text:p text:style-name="P1"><text:span text:style-name="T1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2.099cm" svg:height="1.143cm" svg:x="8.801cm" svg:y="1.255cm">
            <text:p text:style-name="P1"><text:span text:style-name="T1">Cold Wat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3" draw:layer="layout" draw:type="line" svg:x1="9.887cm" svg:y1="3.012cm" svg:x2="9.851cm" svg:y2="2.398cm" draw:start-shape="id4" draw:start-glue-point="4" draw:end-shape="id5" draw:end-glue-point="2" svg:d="M9887 3012l-36-614" svg:viewBox="0 0 37 615">
            <text:p/>
          </draw:connector>
          <draw:connector draw:style-name="gr4" draw:text-style-name="P3" draw:layer="layout" draw:type="line" svg:x1="9.878cm" svg:y1="4.745cm" svg:x2="9.887cm" svg:y2="4.155cm" draw:start-shape="id6" draw:start-glue-point="0" draw:end-shape="id4" draw:end-glue-point="8" svg:d="M9878 4745l9-590" svg:viewBox="0 0 10 591">
            <text:p/>
          </draw:connector>
          <draw:connector draw:style-name="gr4" draw:text-style-name="P3" draw:layer="layout" draw:type="line" svg:x1="9.838cm" svg:y1="6.461cm" svg:x2="9.878cm" svg:y2="5.888cm" draw:start-shape="id7" draw:start-glue-point="4" draw:end-shape="id6" draw:end-glue-point="2" svg:d="M9838 6461l40-573" svg:viewBox="0 0 41 574">
            <text:p/>
          </draw:connector>
          <draw:custom-shape draw:style-name="gr6" draw:text-style-name="P5" xml:id="id8" draw:id="id8" draw:layer="layout" svg:width="4.303cm" svg:height="1.143cm" svg:x="12.698cm" svg:y="6.442cm">
            <text:p text:style-name="P4"><text:span text:style-name="T2">FlowStorageDevic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3" draw:layer="layout" draw:type="line" svg:x1="12.699cm" svg:y1="7.013cm" svg:x2="10.928cm" svg:y2="7.033cm" draw:start-shape="id8" draw:end-shape="id7" draw:end-glue-point="6" svg:d="M12699 7013l-1771 20" svg:viewBox="0 0 1772 21">
            <text:p/>
          </draw:connector>
          <draw:g xml:id="id15" draw:id="id15">
            <draw:custom-shape draw:style-name="gr2" draw:text-style-name="P5" xml:id="id10" draw:id="id10" draw:layer="layout" svg:width="2.099cm" svg:height="1.143cm" svg:x="11.353cm" svg:y="2.312cm">
              <text:p text:style-name="P6"><text:span text:style-name="T3">Water Tan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14" draw:id="id14" draw:layer="layout" svg:width="2.099cm" svg:height="1.143cm" svg:x="16.153cm" svg:y="2.312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12" draw:id="id12" draw:layer="layout" svg:width="2.099cm" svg:height="1.143cm" svg:x="13.754cm" svg:y="2.312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2" xml:id="id9" draw:id="id9" draw:layer="layout" svg:width="2.081cm" svg:height="1.143cm" svg:x="11.372cm" svg:y="4.155cm">
              <text:p text:style-name="P1"><text:span text:style-name="T1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11" draw:id="id11" draw:layer="layout" svg:width="2.081cm" svg:height="1.143cm" svg:x="13.753cm" svg:y="4.155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13" draw:id="id13" draw:layer="layout" svg:width="2.081cm" svg:height="1.143cm" svg:x="16.172cm" svg:y="4.155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7.299cm" svg:height="3.4cm" svg:x="11.154cm" svg:y="2.05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4" draw:text-style-name="P3" draw:layer="layout" draw:type="line" svg:x1="12.414cm" svg:y1="4.155cm" svg:x2="12.403cm" svg:y2="3.455cm" draw:start-shape="id9" draw:start-glue-point="4" draw:end-shape="id10" svg:d="M12414 4155l-11-700" svg:viewBox="0 0 12 701">
              <text:p/>
            </draw:connector>
            <draw:connector draw:style-name="gr4" draw:text-style-name="P3" draw:layer="layout" draw:type="line" svg:x1="14.795cm" svg:y1="4.155cm" svg:x2="14.804cm" svg:y2="3.455cm" draw:start-shape="id11" draw:start-glue-point="4" draw:end-shape="id12" draw:end-glue-point="2" svg:d="M14795 4155l9-700" svg:viewBox="0 0 10 701">
              <text:p/>
            </draw:connector>
            <draw:connector draw:style-name="gr4" draw:text-style-name="P3" draw:layer="layout" draw:type="line" svg:x1="17.214cm" svg:y1="4.155cm" svg:x2="17.203cm" svg:y2="3.455cm" draw:start-shape="id13" draw:start-glue-point="4" draw:end-shape="id14" draw:end-glue-point="2" svg:d="M17214 4155l-11-700" svg:viewBox="0 0 12 701">
              <text:p/>
            </draw:connector>
          </draw:g>
          <draw:connector draw:style-name="gr4" draw:text-style-name="P3" draw:layer="layout" draw:type="line" svg:x1="14.85cm" svg:y1="6.442cm" svg:x2="14.804cm" svg:y2="5.455cm" draw:start-shape="id8" draw:start-glue-point="0" draw:end-shape="id15" svg:d="M14850 6442l-46-987" svg:viewBox="0 0 47 988">
            <text:p/>
          </draw:connector>
          <draw:custom-shape draw:style-name="gr8" draw:text-style-name="P8" xml:id="id16" draw:id="id16" draw:layer="layout" svg:width="2.7cm" svg:height="2.1cm" svg:x="8.62cm" svg:y="7.985cm">
            <text:p text:style-name="P1"><text:span text:style-name="T4">IsCollid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6.289cm" svg:y1="6.778cm" svg:x2="8.62cm" svg:y2="9.035cm" draw:start-shape="id1" draw:start-glue-point="1" draw:end-shape="id16" draw:end-glue-point="5" svg:d="M6289 6778h1186v2257h1145" svg:viewBox="0 0 2332 2258">
            <text:p/>
          </draw:connector>
          <draw:connector draw:style-name="gr4" draw:text-style-name="P3" draw:layer="layout" svg:x1="14.85cm" svg:y1="7.585cm" svg:x2="11.32cm" svg:y2="9.035cm" draw:start-shape="id8" draw:start-glue-point="2" draw:end-shape="id16" draw:end-glue-point="7" svg:d="M14850 7585v1450h-3530" svg:viewBox="0 0 3531 1451">
            <text:p/>
          </draw:connector>
          <draw:custom-shape draw:style-name="gr6" draw:text-style-name="P5" xml:id="id22" draw:id="id22" draw:layer="layout" svg:width="4.303cm" svg:height="1.143cm" svg:x="21.533cm" svg:y="6.53cm">
            <text:p text:style-name="P4"><text:span text:style-name="T2">FlowStorageDevic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23" draw:id="id23">
            <draw:custom-shape draw:style-name="gr2" draw:text-style-name="P2" xml:id="id21" draw:id="id21" draw:layer="layout" svg:width="2.099cm" svg:height="1.143cm" svg:x="24.988cm" svg:y="2.4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19" draw:id="id19" draw:layer="layout" svg:width="2.099cm" svg:height="1.143cm" svg:x="22.589cm" svg:y="2.4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2" xml:id="id17" draw:id="id17" draw:layer="layout" svg:width="2.081cm" svg:height="1.143cm" svg:x="20.207cm" svg:y="4.243cm">
              <text:p text:style-name="P1"><text:span text:style-name="T1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18" draw:id="id18" draw:layer="layout" svg:width="2.081cm" svg:height="1.143cm" svg:x="22.588cm" svg:y="4.243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20" draw:id="id20" draw:layer="layout" svg:width="2.081cm" svg:height="1.143cm" svg:x="25.007cm" svg:y="4.243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7.299cm" svg:height="3.4cm" svg:x="19.989cm" svg:y="2.14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4" draw:text-style-name="P3" draw:layer="layout" draw:type="line" svg:x1="21.249cm" svg:y1="4.243cm" svg:x2="21.238cm" svg:y2="3.543cm" draw:start-shape="id17" draw:start-glue-point="4" svg:d="M21249 4243l-11-700" svg:viewBox="0 0 12 701">
              <text:p/>
            </draw:connector>
            <draw:connector draw:style-name="gr4" draw:text-style-name="P3" draw:layer="layout" draw:type="line" svg:x1="23.63cm" svg:y1="4.243cm" svg:x2="23.639cm" svg:y2="3.543cm" draw:start-shape="id18" draw:start-glue-point="4" draw:end-shape="id19" draw:end-glue-point="2" svg:d="M23630 4243l9-700" svg:viewBox="0 0 10 701">
              <text:p/>
            </draw:connector>
            <draw:connector draw:style-name="gr4" draw:text-style-name="P3" draw:layer="layout" draw:type="line" svg:x1="26.049cm" svg:y1="4.243cm" svg:x2="26.038cm" svg:y2="3.543cm" draw:start-shape="id20" draw:start-glue-point="4" draw:end-shape="id21" draw:end-glue-point="2" svg:d="M26049 4243l-11-700" svg:viewBox="0 0 12 701">
              <text:p/>
            </draw:connector>
            <draw:custom-shape draw:style-name="gr2" draw:text-style-name="P2" draw:layer="layout" svg:width="2.099cm" svg:height="1.143cm" svg:x="20.176cm" svg:y="2.397cm">
              <text:p text:style-name="P1"><text:span text:style-name="T1">Water Tank</text:span></text:p>
              <text:p text:style-name="P1"><text:span text:style-name="T1">Cover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onnector draw:style-name="gr4" draw:text-style-name="P3" draw:layer="layout" draw:type="line" svg:x1="23.685cm" svg:y1="6.53cm" svg:x2="23.639cm" svg:y2="5.543cm" draw:start-shape="id22" draw:start-glue-point="0" draw:end-shape="id23" svg:d="M23685 6530l-46-987" svg:viewBox="0 0 47 988">
            <text:p/>
          </draw:connector>
          <draw:custom-shape draw:style-name="gr8" draw:text-style-name="P8" xml:id="id24" draw:id="id24" draw:layer="layout" svg:width="2.7cm" svg:height="2.1cm" svg:x="18.018cm" svg:y="7.97cm">
            <text:p text:style-name="P1"><text:span text:style-name="T4">IsCollid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14.85cm" svg:y1="7.585cm" svg:x2="18.018cm" svg:y2="9.02cm" draw:start-shape="id8" draw:start-glue-point="2" draw:end-shape="id24" draw:end-glue-point="5" svg:d="M14850 7585v1435h3168" svg:viewBox="0 0 3169 1436">
            <text:p/>
          </draw:connector>
          <draw:connector draw:style-name="gr4" draw:text-style-name="P3" draw:layer="layout" svg:x1="23.685cm" svg:y1="7.673cm" svg:x2="20.718cm" svg:y2="9.02cm" draw:start-shape="id22" draw:start-glue-point="2" draw:end-shape="id24" draw:end-glue-point="7" svg:d="M23685 7673v1347h-2967" svg:viewBox="0 0 2968 1348">
            <text:p/>
          </draw:connector>
          <draw:custom-shape draw:style-name="gr2" draw:text-style-name="P2" xml:id="id25" draw:id="id25" draw:layer="layout" svg:width="2.099cm" svg:height="1.143cm" svg:x="27.923cm" svg:y="6.588cm">
            <text:p text:style-name="P1"><text:span text:style-name="T1">Propert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3" draw:layer="layout" draw:type="line" svg:x1="25.837cm" svg:y1="7.101cm" svg:x2="27.924cm" svg:y2="7.159cm" draw:start-shape="id22" draw:start-glue-point="1" draw:end-shape="id25" svg:d="M25837 7101l2087 58" svg:viewBox="0 0 2088 59">
            <text:p/>
          </draw:connector>
          <draw:custom-shape draw:style-name="gr3" draw:text-style-name="P2" xml:id="id26" draw:id="id26" draw:layer="layout" svg:width="2.081cm" svg:height="1.143cm" svg:x="28.001cm" svg:y="9.001cm">
            <text:p text:style-name="P1"><text:span text:style-name="T1">has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7" draw:id="id27" draw:layer="layout" svg:width="2.099cm" svg:height="1.143cm" svg:x="28.05cm" svg:y="11.16cm">
            <text:p text:style-name="P1"><text:span text:style-name="T1">PadLoc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3" draw:layer="layout" draw:type="line" svg:x1="28.973cm" svg:y1="7.731cm" svg:x2="29.043cm" svg:y2="9.001cm" draw:start-shape="id25" draw:start-glue-point="2" draw:end-shape="id26" draw:end-glue-point="4" svg:d="M28973 7731l70 1270" svg:viewBox="0 0 71 1271">
            <text:p/>
          </draw:connector>
          <draw:connector draw:style-name="gr4" draw:text-style-name="P3" draw:layer="layout" draw:type="line" svg:x1="29.043cm" svg:y1="10.144cm" svg:x2="29.1cm" svg:y2="11.16cm" draw:start-shape="id26" draw:start-glue-point="8" draw:end-shape="id27" svg:d="M29043 10144l57 1016" svg:viewBox="0 0 58 1017">
            <text:p/>
          </draw:connector>
          <draw:custom-shape draw:style-name="gr8" draw:text-style-name="P8" xml:id="id32" draw:id="id32" draw:layer="layout" svg:width="2.7cm" svg:height="2.1cm" svg:x="8.366cm" svg:y="11.721cm">
            <text:p text:style-name="P1"><text:span text:style-name="T4">IntersectTwo</text:span></text:p>
            <text:p text:style-name="P1"><text:span text:style-name="T4">Projection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28" draw:id="id28" draw:layer="layout" svg:width="2.7cm" svg:height="2.1cm" svg:x="3.921cm" svg:y="9.822cm">
            <text:p text:style-name="P1"><text:span text:style-name="T4">GetObjProjection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29" draw:id="id29" draw:layer="layout" svg:width="2.7cm" svg:height="2.1cm" svg:x="13.573cm" svg:y="9.36cm">
            <text:p text:style-name="P1"><text:span text:style-name="T4">GetObjProjection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5.239cm" svg:y1="7.35cm" svg:x2="5.271cm" svg:y2="9.822cm" draw:start-shape="id1" draw:start-glue-point="2" draw:end-shape="id28" draw:end-glue-point="4" svg:d="M5239 7350v1256h32v1216" svg:viewBox="0 0 33 2473">
            <text:p/>
          </draw:connector>
          <draw:connector draw:style-name="gr4" draw:text-style-name="P3" draw:layer="layout" draw:type="line" svg:x1="14.85cm" svg:y1="7.585cm" svg:x2="14.923cm" svg:y2="9.36cm" draw:start-shape="id8" draw:start-glue-point="2" draw:end-shape="id29" draw:end-glue-point="4" svg:d="M14850 7585l73 1775" svg:viewBox="0 0 74 1776">
            <text:p/>
          </draw:connector>
          <draw:custom-shape draw:style-name="gr2" draw:text-style-name="P2" xml:id="id30" draw:id="id30" draw:layer="layout" svg:width="2.099cm" svg:height="1.143cm" svg:x="4.227cm" svg:y="12.938cm">
            <text:p text:style-name="P1"><text:span text:style-name="T1">Area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31" draw:id="id31" draw:layer="layout" svg:width="2.099cm" svg:height="1.143cm" svg:x="13.853cm" svg:y="12.176cm">
            <text:p text:style-name="P1"><text:span text:style-name="T1">Area2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3" draw:layer="layout" draw:type="line" svg:x1="5.271cm" svg:y1="11.922cm" svg:x2="5.277cm" svg:y2="12.938cm" draw:start-shape="id28" draw:start-glue-point="6" draw:end-shape="id30" svg:d="M5271 11922l6 1016" svg:viewBox="0 0 7 1017">
            <text:p/>
          </draw:connector>
          <draw:connector draw:style-name="gr4" draw:text-style-name="P3" draw:layer="layout" draw:type="line" svg:x1="14.923cm" svg:y1="11.46cm" svg:x2="14.903cm" svg:y2="12.176cm" draw:start-shape="id29" draw:start-glue-point="6" draw:end-shape="id31" draw:end-glue-point="0" svg:d="M14923 11460l-20 716" svg:viewBox="0 0 21 717">
            <text:p/>
          </draw:connector>
          <draw:connector draw:style-name="gr4" draw:text-style-name="P3" draw:layer="layout" svg:x1="6.327cm" svg:y1="13.509cm" svg:x2="8.366cm" svg:y2="12.771cm" draw:start-shape="id30" draw:start-glue-point="1" draw:end-shape="id32" draw:end-glue-point="5" svg:d="M6327 13509h1028v-738h1011" svg:viewBox="0 0 2040 739">
            <text:p/>
          </draw:connector>
          <draw:connector draw:style-name="gr4" draw:text-style-name="P3" draw:layer="layout" draw:type="line" svg:x1="13.854cm" svg:y1="12.747cm" svg:x2="11.066cm" svg:y2="12.771cm" draw:start-shape="id31" draw:start-glue-point="3" draw:end-shape="id32" draw:end-glue-point="7" svg:d="M13854 12747l-2788 24" svg:viewBox="0 0 2789 25">
            <text:p/>
          </draw:connector>
          <draw:custom-shape draw:style-name="gr2" draw:text-style-name="P2" xml:id="id33" draw:id="id33" draw:layer="layout" svg:width="2.099cm" svg:height="1.143cm" svg:x="8.699cm" svg:y="14.97cm">
            <text:p text:style-name="P1"><text:span text:style-name="T1">Area3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3" draw:layer="layout" draw:type="line" svg:x1="9.716cm" svg:y1="13.821cm" svg:x2="9.749cm" svg:y2="14.97cm" draw:start-shape="id32" draw:start-glue-point="6" draw:end-shape="id33" draw:end-glue-point="0" svg:d="M9716 13821l33 1149" svg:viewBox="0 0 34 1150">
            <text:p/>
          </draw:connector>
          <draw:custom-shape draw:style-name="gr9" draw:text-style-name="P8" xml:id="id34" draw:id="id34" draw:layer="layout" svg:width="3.175cm" svg:height="2.413cm" svg:x="13.319cm" svg:y="14.335cm">
            <text:p text:style-name="P1"><text:span text:style-name="T4">If</text:span></text:p>
            <text:p text:style-name="P1"><text:span text:style-name="T4">Area2 == Area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draw:type="line" svg:x1="10.799cm" svg:y1="15.541cm" svg:x2="13.319cm" svg:y2="15.542cm" draw:start-shape="id33" draw:start-glue-point="1" draw:end-shape="id34" draw:end-glue-point="5" svg:d="M10799 15541l2520 1" svg:viewBox="0 0 2521 2">
            <text:p/>
          </draw:connector>
          <draw:connector draw:style-name="gr4" draw:text-style-name="P3" draw:layer="layout" draw:type="line" svg:x1="14.903cm" svg:y1="13.319cm" svg:x2="14.907cm" svg:y2="14.335cm" draw:start-shape="id31" draw:start-glue-point="2" draw:end-shape="id34" draw:end-glue-point="4" svg:d="M14903 13319l4 1016" svg:viewBox="0 0 5 1017">
            <text:p/>
          </draw:connector>
          <draw:custom-shape draw:style-name="gr2" draw:text-style-name="P2" xml:id="id35" draw:id="id35" draw:layer="layout" svg:width="2.099cm" svg:height="1.143cm" svg:x="13.886cm" svg:y="17.51cm">
            <text:p text:style-name="P1"><text:span text:style-name="T1">Tru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3" draw:layer="layout" draw:type="line" svg:x1="14.907cm" svg:y1="16.748cm" svg:x2="14.936cm" svg:y2="17.51cm" draw:start-shape="id34" draw:start-glue-point="6" draw:end-shape="id35" draw:end-glue-point="0" svg:d="M14907 16748l29 762" svg:viewBox="0 0 30 763">
            <text:p/>
          </draw:connector>
          <draw:custom-shape draw:style-name="gr6" draw:text-style-name="P5" xml:id="id41" draw:id="id41" draw:layer="layout" svg:width="4.303cm" svg:height="1.143cm" svg:x="19.815cm" svg:y="14.785cm">
            <text:p text:style-name="P4"><text:span text:style-name="T2">Do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42" draw:id="id42">
            <draw:custom-shape draw:style-name="gr2" draw:text-style-name="P2" xml:id="id40" draw:id="id40" draw:layer="layout" svg:width="2.099cm" svg:height="1.143cm" svg:x="23.27cm" svg:y="10.655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38" draw:id="id38" draw:layer="layout" svg:width="2.099cm" svg:height="1.143cm" svg:x="20.871cm" svg:y="10.655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2" xml:id="id36" draw:id="id36" draw:layer="layout" svg:width="2.081cm" svg:height="1.143cm" svg:x="18.489cm" svg:y="12.498cm">
              <text:p text:style-name="P1"><text:span text:style-name="T1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37" draw:id="id37" draw:layer="layout" svg:width="2.081cm" svg:height="1.143cm" svg:x="20.87cm" svg:y="12.498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39" draw:id="id39" draw:layer="layout" svg:width="2.081cm" svg:height="1.143cm" svg:x="23.289cm" svg:y="12.498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7.299cm" svg:height="3.4cm" svg:x="18.271cm" svg:y="10.39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4" draw:text-style-name="P3" draw:layer="layout" draw:type="line" svg:x1="19.531cm" svg:y1="12.498cm" svg:x2="19.52cm" svg:y2="11.798cm" draw:start-shape="id36" draw:start-glue-point="4" svg:d="M19531 12498l-11-700" svg:viewBox="0 0 12 701">
              <text:p/>
            </draw:connector>
            <draw:connector draw:style-name="gr4" draw:text-style-name="P3" draw:layer="layout" draw:type="line" svg:x1="21.912cm" svg:y1="12.498cm" svg:x2="21.921cm" svg:y2="11.798cm" draw:start-shape="id37" draw:start-glue-point="4" draw:end-shape="id38" draw:end-glue-point="2" svg:d="M21912 12498l9-700" svg:viewBox="0 0 10 701">
              <text:p/>
            </draw:connector>
            <draw:connector draw:style-name="gr4" draw:text-style-name="P3" draw:layer="layout" draw:type="line" svg:x1="24.331cm" svg:y1="12.498cm" svg:x2="24.32cm" svg:y2="11.798cm" draw:start-shape="id39" draw:start-glue-point="4" draw:end-shape="id40" draw:end-glue-point="2" svg:d="M24331 12498l-11-700" svg:viewBox="0 0 12 701">
              <text:p/>
            </draw:connector>
            <draw:custom-shape draw:style-name="gr2" draw:text-style-name="P2" draw:layer="layout" svg:width="2.099cm" svg:height="1.143cm" svg:x="18.458cm" svg:y="10.652cm">
              <text:p text:style-name="P1"><text:span text:style-name="T1">Any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onnector draw:style-name="gr4" draw:text-style-name="P3" draw:layer="layout" draw:type="line" svg:x1="21.967cm" svg:y1="14.785cm" svg:x2="21.921cm" svg:y2="13.798cm" draw:start-shape="id41" draw:start-glue-point="0" draw:end-shape="id42" svg:d="M21967 14785l-46-987" svg:viewBox="0 0 47 988">
            <text:p/>
          </draw:connector>
          <draw:custom-shape draw:style-name="gr2" draw:text-style-name="P2" xml:id="id43" draw:id="id43" draw:layer="layout" svg:width="2.099cm" svg:height="1.143cm" svg:x="25.891cm" svg:y="14.843cm">
            <text:p text:style-name="P1"><text:span text:style-name="T1">Propert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3" draw:layer="layout" draw:type="line" svg:x1="24.119cm" svg:y1="15.356cm" svg:x2="25.892cm" svg:y2="15.414cm" draw:start-shape="id41" draw:start-glue-point="1" draw:end-shape="id43" svg:d="M24119 15356l1773 58" svg:viewBox="0 0 1774 59">
            <text:p/>
          </draw:connector>
          <draw:custom-shape draw:style-name="gr3" draw:text-style-name="P2" xml:id="id44" draw:id="id44" draw:layer="layout" svg:width="2.081cm" svg:height="1.143cm" svg:x="28.89cm" svg:y="14.843cm">
            <text:p text:style-name="P1"><text:span text:style-name="T1">has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27.991cm" svg:y1="15.414cm" svg:x2="28.891cm" svg:y2="15.415cm" draw:start-shape="id43" draw:start-glue-point="1" draw:end-shape="id44" draw:end-glue-point="10" svg:d="M27991 15414l900 1" svg:viewBox="0 0 901 2">
            <text:p/>
          </draw:connector>
          <draw:custom-shape draw:style-name="gr10" draw:text-style-name="P2" xml:id="id45" draw:id="id45" draw:layer="layout" svg:width="3.429cm" svg:height="1.143cm" svg:x="31.987cm" svg:y="14.843cm">
            <text:p text:style-name="P1"><text:span text:style-name="T1">Hardware Lock/</text:span></text:p>
            <text:p text:style-name="P1"><text:span text:style-name="T1">Non-Duplicable Loc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3" draw:layer="layout" draw:type="line" svg:x1="30.972cm" svg:y1="15.415cm" svg:x2="31.988cm" svg:y2="15.414cm" draw:start-shape="id44" draw:start-glue-point="6" draw:end-shape="id45" draw:end-glue-point="3" svg:d="M30972 15415l1016-1" svg:viewBox="0 0 1017 2">
            <text:p/>
          </draw:connector>
          <draw:custom-shape draw:style-name="gr9" draw:text-style-name="P8" xml:id="id46" draw:id="id46" draw:layer="layout" svg:width="3.175cm" svg:height="2.413cm" svg:x="13.319cm" svg:y="19.034cm">
            <text:p text:style-name="P1"><text:span text:style-name="T4">GetConnectedDoo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4.19cm" svg:y1="6.778cm" svg:x2="13.319cm" svg:y2="20.241cm" draw:start-shape="id1" draw:start-glue-point="3" draw:end-shape="id46" draw:end-glue-point="5" svg:d="M4190 6778h-541v13463h9670" svg:viewBox="0 0 9671 13464">
            <text:p/>
          </draw:connector>
          <draw:connector draw:style-name="gr4" draw:text-style-name="P3" draw:layer="layout" svg:x1="21.967cm" svg:y1="15.928cm" svg:x2="16.494cm" svg:y2="20.241cm" draw:start-shape="id41" draw:start-glue-point="2" draw:end-shape="id46" draw:end-glue-point="7" svg:d="M21967 15928v4313h-5473" svg:viewBox="0 0 5474 431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7:38:33.549000000</meta:creation-date>
    <dc:date>2019-01-04T18:31:04.226000000</dc:date>
    <meta:editing-duration>PT18S</meta:editing-duration>
    <meta:editing-cycles>1</meta:editing-cycles>
    <meta:document-statistic meta:object-count="92"/>
    <meta:generator>LibreOffice/6.0.3.2$Windows_X86_64 LibreOffice_project/8f48d515416608e3a835360314dac7e47fd0b821</meta:generator>
  </office:meta>
</office:document-meta>
</file>